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1"/>
    <style:style style:name="ce3" style:family="table-cell" style:parent-style-name="Default" style:data-style-name="N123"/>
    <style:style style:name="ce4" style:family="table-cell" style:parent-style-name="Default" style:data-style-name="N1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2"/>
        <table:table-column table:style-name="co3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2"/>
        <table:table-column table:style-name="co3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2" table:number-rows-spanned="1">
            <text:p>dgemm0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dgemm1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dgemm2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dgemm3</text:p>
          </table:table-cell>
          <table:covered-table-cell table:number-columns-repeated="3" table:style-name="Default"/>
        </table:table-row>
        <table:table-row table:style-name="ro1">
          <table:covered-table-cell/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GFLOPS</text:p>
          </table:table-cell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GFLOPS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string" calcext:value-type="string">
            <text:p>max difference</text:p>
          </table:table-cell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GFLOPS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string" calcext:value-type="string">
            <text:p>max difference</text:p>
          </table:table-cell>
          <table:table-cell table:style-name="Default" office:value-type="string" calcext:value-type="string">
            <text:p>seconds</text:p>
          </table:table-cell>
          <table:table-cell table:style-name="Default" office:value-type="string" calcext:value-type="string">
            <text:p>GFLOPS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string" calcext:value-type="string">
            <text:p>max differenc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06" calcext:value-type="float">
            <text:p>0.001060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8817" calcext:value-type="float">
            <text:p>0.8817</text:p>
          </table:table-cell>
          <table:table-cell table:formula="of:=1-[.D3]/[.$B3]" office:value-type="percentage" office:value="0.158490566037736" calcext:value-type="percentage">
            <text:p>16%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2.3617" calcext:value-type="float">
            <text:p>2.3617</text:p>
          </table:table-cell>
          <table:table-cell table:formula="of:=1-[.H3]/[.$B3]" office:value-type="percentage" office:value="0.685849056603774" calcext:value-type="percentage">
            <text:p>69%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3.5109" calcext:value-type="float">
            <text:p>3.5109</text:p>
          </table:table-cell>
          <table:table-cell table:formula="of:=1-[.L3]/[.$B3]" office:value-type="percentage" office:value="0.788679245283019" calcext:value-type="percentage">
            <text:p>79%</text:p>
          </table:table-cell>
          <table:table-cell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1381" calcext:value-type="float">
            <text:p>0.011381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009744" calcext:value-type="float">
            <text:p>0.009744</text:p>
          </table:table-cell>
          <table:table-cell office:value-type="float" office:value="0.6457" calcext:value-type="float">
            <text:p>0.6457</text:p>
          </table:table-cell>
          <table:table-cell table:formula="of:=1-[.D4]/[.$B4]" office:value-type="percentage" office:value="0.143836218258501" calcext:value-type="percentage">
            <text:p>14%</text:p>
          </table:table-cell>
          <table:table-cell office:value-type="float" office:value="0" calcext:value-type="float">
            <text:p>0.000000</text:p>
          </table:table-cell>
          <table:table-cell office:value-type="float" office:value="0.004979" calcext:value-type="float">
            <text:p>0.004979</text:p>
          </table:table-cell>
          <table:table-cell office:value-type="float" office:value="1.2636" calcext:value-type="float">
            <text:p>1.2636</text:p>
          </table:table-cell>
          <table:table-cell table:formula="of:=1-[.H4]/[.$B4]" office:value-type="percentage" office:value="0.562516474826465" calcext:value-type="percentage">
            <text:p>56%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752" calcext:value-type="float">
            <text:p>0.001752</text:p>
          </table:table-cell>
          <table:table-cell office:value-type="float" office:value="3.591" calcext:value-type="float">
            <text:p>3.5910</text:p>
          </table:table-cell>
          <table:table-cell table:formula="of:=1-[.L4]/[.$B4]" office:value-type="percentage" office:value="0.846059221509533" calcext:value-type="percentage">
            <text:p>85%</text:p>
          </table:table-cell>
          <table:table-cell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5656" calcext:value-type="float">
            <text:p>0.045656</text:p>
          </table:table-cell>
          <table:table-cell office:value-type="float" office:value="1.1024" calcext:value-type="float">
            <text:p>1.1024</text:p>
          </table:table-cell>
          <table:table-cell office:value-type="float" office:value="0.039746" calcext:value-type="float">
            <text:p>0.039746</text:p>
          </table:table-cell>
          <table:table-cell office:value-type="float" office:value="1.2663" calcext:value-type="float">
            <text:p>1.2663</text:p>
          </table:table-cell>
          <table:table-cell table:formula="of:=1-[.D5]/[.$B5]" office:value-type="percentage" office:value="0.129446294024882" calcext:value-type="percentage">
            <text:p>13%</text:p>
          </table:table-cell>
          <table:table-cell office:value-type="float" office:value="0" calcext:value-type="float">
            <text:p>0.000000</text:p>
          </table:table-cell>
          <table:table-cell office:value-type="float" office:value="0.017665" calcext:value-type="float">
            <text:p>0.017665</text:p>
          </table:table-cell>
          <table:table-cell office:value-type="float" office:value="2.8492" calcext:value-type="float">
            <text:p>2.8492</text:p>
          </table:table-cell>
          <table:table-cell table:formula="of:=1-[.H5]/[.$B5]" office:value-type="percentage" office:value="0.613084808130366" calcext:value-type="percentage">
            <text:p>61%</text:p>
          </table:table-cell>
          <table:table-cell office:value-type="float" office:value="0" calcext:value-type="float">
            <text:p>0.000000</text:p>
          </table:table-cell>
          <table:table-cell office:value-type="float" office:value="0.004753" calcext:value-type="float">
            <text:p>0.004753</text:p>
          </table:table-cell>
          <table:table-cell office:value-type="float" office:value="10.5894" calcext:value-type="float">
            <text:p>10.5894</text:p>
          </table:table-cell>
          <table:table-cell table:formula="of:=1-[.L5]/[.$B5]" office:value-type="percentage" office:value="0.895895391624321" calcext:value-type="percentage">
            <text:p>90%</text:p>
          </table:table-cell>
          <table:table-cell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71264" calcext:value-type="float">
            <text:p>0.371264</text:p>
          </table:table-cell>
          <table:table-cell office:value-type="float" office:value="1.0845" calcext:value-type="float">
            <text:p>1.0845</text:p>
          </table:table-cell>
          <table:table-cell office:value-type="float" office:value="0.250638" calcext:value-type="float">
            <text:p>0.250638</text:p>
          </table:table-cell>
          <table:table-cell office:value-type="float" office:value="1.6065" calcext:value-type="float">
            <text:p>1.6065</text:p>
          </table:table-cell>
          <table:table-cell table:formula="of:=1-[.D6]/[.$B6]" office:value-type="percentage" office:value="0.324906266161007" calcext:value-type="percentage">
            <text:p>32%</text:p>
          </table:table-cell>
          <table:table-cell office:value-type="float" office:value="0" calcext:value-type="float">
            <text:p>0.000000</text:p>
          </table:table-cell>
          <table:table-cell office:value-type="float" office:value="0.111821" calcext:value-type="float">
            <text:p>0.111821</text:p>
          </table:table-cell>
          <table:table-cell office:value-type="float" office:value="3.6009" calcext:value-type="float">
            <text:p>3.6009</text:p>
          </table:table-cell>
          <table:table-cell table:formula="of:=1-[.H6]/[.$B6]" office:value-type="percentage" office:value="0.698810011204965" calcext:value-type="percentage">
            <text:p>70%</text:p>
          </table:table-cell>
          <table:table-cell office:value-type="float" office:value="0" calcext:value-type="float">
            <text:p>0.000000</text:p>
          </table:table-cell>
          <table:table-cell office:value-type="float" office:value="0.039791" calcext:value-type="float">
            <text:p>0.039791</text:p>
          </table:table-cell>
          <table:table-cell office:value-type="float" office:value="10.1192" calcext:value-type="float">
            <text:p>10.1192</text:p>
          </table:table-cell>
          <table:table-cell table:formula="of:=1-[.L6]/[.$B6]" office:value-type="percentage" office:value="0.892822896914325" calcext:value-type="percentage">
            <text:p>89%</text:p>
          </table:table-cell>
          <table:table-cell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.678723" calcext:value-type="float">
            <text:p>9.678723</text:p>
          </table:table-cell>
          <table:table-cell office:value-type="float" office:value="0.3328" calcext:value-type="float">
            <text:p>0.3328</text:p>
          </table:table-cell>
          <table:table-cell office:value-type="float" office:value="6.884244" calcext:value-type="float">
            <text:p>6.884244</text:p>
          </table:table-cell>
          <table:table-cell office:value-type="float" office:value="0.4679" calcext:value-type="float">
            <text:p>0.4679</text:p>
          </table:table-cell>
          <table:table-cell table:formula="of:=1-[.D7]/[.$B7]" office:value-type="percentage" office:value="0.288723935998582" calcext:value-type="percentage">
            <text:p>29%</text:p>
          </table:table-cell>
          <table:table-cell office:value-type="float" office:value="0" calcext:value-type="float">
            <text:p>0.000000</text:p>
          </table:table-cell>
          <table:table-cell office:value-type="float" office:value="2.942621" calcext:value-type="float">
            <text:p>2.942621</text:p>
          </table:table-cell>
          <table:table-cell office:value-type="float" office:value="1.0947" calcext:value-type="float">
            <text:p>1.0947</text:p>
          </table:table-cell>
          <table:table-cell table:formula="of:=1-[.H7]/[.$B7]" office:value-type="percentage" office:value="0.695970119198576" calcext:value-type="percentage">
            <text:p>70%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48491" calcext:value-type="float">
            <text:p>0.348491</text:p>
          </table:table-cell>
          <table:table-cell office:value-type="float" office:value="9.2434" calcext:value-type="float">
            <text:p>9.2434</text:p>
          </table:table-cell>
          <table:table-cell table:formula="of:=1-[.L7]/[.$B7]" office:value-type="percentage" office:value="0.963994113686279" calcext:value-type="percentage">
            <text:p>96%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7.853019" calcext:value-type="float">
            <text:p>127.853019</text:p>
          </table:table-cell>
          <table:table-cell office:value-type="float" office:value="0.2016" calcext:value-type="float">
            <text:p>0.2016</text:p>
          </table:table-cell>
          <table:table-cell office:value-type="float" office:value="129.088407" calcext:value-type="float">
            <text:p>129.088407</text:p>
          </table:table-cell>
          <table:table-cell office:value-type="float" office:value="0.1996" calcext:value-type="float">
            <text:p>0.1996</text:p>
          </table:table-cell>
          <table:table-cell table:formula="of:=1-[.D8]/[.$B8]" office:value-type="percentage" office:value="-0.00966256416674827" calcext:value-type="percentage">
            <text:p>-1%</text:p>
          </table:table-cell>
          <table:table-cell office:value-type="float" office:value="0" calcext:value-type="float">
            <text:p>0.000000</text:p>
          </table:table-cell>
          <table:table-cell office:value-type="float" office:value="48.432833" calcext:value-type="float">
            <text:p>48.432833</text:p>
          </table:table-cell>
          <table:table-cell office:value-type="float" office:value="0.5321" calcext:value-type="float">
            <text:p>0.5321</text:p>
          </table:table-cell>
          <table:table-cell table:formula="of:=1-[.H8]/[.$B8]" office:value-type="percentage" office:value="0.6211835013454" calcext:value-type="percentage">
            <text:p>62%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3.395735" calcext:value-type="float">
            <text:p>3.395735</text:p>
          </table:table-cell>
          <table:table-cell office:value-type="float" office:value="7.5889" calcext:value-type="float">
            <text:p>7.5889</text:p>
          </table:table-cell>
          <table:table-cell table:formula="of:=1-[.L8]/[.$B8]" office:value-type="percentage" office:value="0.973440322124893" calcext:value-type="percentage">
            <text:p>97%</text:p>
          </table:table-cell>
          <table:table-cell office:value-type="float" office:value="0.000004" calcext:value-type="float">
            <text:p>0.000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42:59.136487450</meta:creation-date>
    <dc:date>2019-02-05T16:55:32.549750261</dc:date>
    <meta:editing-duration>PT12M33S</meta:editing-duration>
    <meta:editing-cycles>3</meta:editing-cycles>
    <meta:generator>LibreOffice/5.2.7.2$Linux_X86_64 LibreOffice_project/20m0$Build-2</meta:generator>
    <meta:document-statistic meta:table-count="1" meta:cell-count="109" meta:object-count="0"/>
  </office:meta>
</office:document-meta>
</file>